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2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11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estoque</text:p>
          </table:table-cell>
          <table:table-cell table:style-name="ce1" office:value-type="string" calcext:value-type="string">
            <text:p>preço para compra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NTC 10D-9 termis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817 optocoupler transis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007 diodos comun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138 Tria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0.79" calcext:value-type="currency">
            <text:p>0,79 €</text:p>
          </table:table-cell>
          <table:table-cell office:value-type="string" calcext:value-type="string">
            <text:p><text:a xlink:href="https://www.lojapm.pt/product/triac-bt138-800v-12a-to220ab-igt-10-25ma-ifsm-95a-4q" xlink:type="simple">loja pm</text:a></text:p>
          </table:table-cell>
        </table:table-row>
        <table:table-row table:style-name="ro1">
          <table:table-cell office:value-type="string" calcext:value-type="string">
            <text:p>MOC3023 optocoupler dia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EUR" office:value="0.33" calcext:value-type="currency">
            <text:p>0,33 €</text:p>
          </table:table-cell>
          <table:table-cell office:value-type="string" calcext:value-type="string">
            <text:p><text:a xlink:href="https://www.lojapm.pt/product/circuito-integrado-moc3023" xlink:type="simple">loja pm</text:a></text:p>
          </table:table-cell>
        </table:table-row>
        <table:table-row table:style-name="ro1">
          <table:table-cell office:value-type="string" calcext:value-type="string">
            <text:p>Resistor 33k 2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de partida motor A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ulldown para NT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330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10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220n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/ ESP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verde (power on indicator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vermelho (Shutdown error indica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pt" number:country="BR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15" number:language="pt" number:country="B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23:44:55.549000000</meta:creation-date>
    <dc:date>2023-11-20T17:17:57.740000000</dc:date>
    <meta:editing-duration>PT4H4M45S</meta:editing-duration>
    <meta:editing-cycles>2</meta:editing-cycles>
    <meta:generator>LibreOffice/7.5.2.2$Windows_X86_64 LibreOffice_project/53bb9681a964705cf672590721dbc85eb4d0c3a2</meta:generator>
    <meta:document-statistic meta:table-count="1" meta:cell-count="48" meta:object-count="0"/>
  </office:meta>
</office:document-meta>
</file>